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2.61mm"/>
    </style:style>
    <style:style style:name="co3" style:family="table-column">
      <style:table-column-properties fo:break-before="auto" style:column-width="30.13mm"/>
    </style:style>
    <style:style style:name="co4" style:family="table-column">
      <style:table-column-properties fo:break-before="auto" style:column-width="52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Email</text:p>
          </table:table-cell>
        </table:table-row>
        <table:table-row table:style-name="ro2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Kindler</text:p>
          </table:table-cell>
          <table:table-cell office:value-type="string" calcext:value-type="string">
            <text:p><text:a xlink:href="mailto:hkindler@web.de" xlink:type="simple">hkindler@web.de</text:a>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Moamer</text:p>
          </table:table-cell>
          <table:table-cell office:value-type="string" calcext:value-type="string">
            <text:p>Brkic</text:p>
          </table:table-cell>
          <table:table-cell office:value-type="string" calcext:value-type="string">
            <text:p><text:a xlink:href="mailto:moamer-brkic@web.de" xlink:type="simple">moamer-brkic@web.de</text:a>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Lidberg</text:p>
          </table:table-cell>
          <table:table-cell office:value-type="string" calcext:value-type="string">
            <text:p><text:a xlink:href="mailto:sascha.lidberg@gmail.com" xlink:type="simple">sascha.lidberg@gmail.com</text:a>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Thees</text:p>
          </table:table-cell>
          <table:table-cell office:value-type="string" calcext:value-type="string">
            <text:p>Grell</text:p>
          </table:table-cell>
          <table:table-cell office:value-type="string" calcext:value-type="string">
            <text:p><text:a xlink:href="mailto:michaelagrell@iesy.net" xlink:type="simple">michaelagrell@iesy.net</text:a></text:p>
          </table:table-cell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Büttner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<text:a xlink:href="mailto:t.buettner@August-Karp.de" xlink:type="simple">t.buettner@August-Karp.de</text:a></text:p>
          </table:table-cell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Hauser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<text:a xlink:href="mailto:vrom@hauser-fotografen.de" xlink:type="simple">vrom@hauser-fotografen.de</text:a>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von Campenhausen</text:p>
          </table:table-cell>
          <table:table-cell office:value-type="string" calcext:value-type="string">
            <text:p>Sandune</text:p>
          </table:table-cell>
          <table:table-cell office:value-type="string" calcext:value-type="string">
            <text:p><text:a xlink:href="mailto:s.voncampenhausen@senat.fr" xlink:type="simple">s.voncampenhausen@senat.fr</text:a></text:p>
          </table:table-cell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Pusch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<text:a xlink:href="mailto:claudipusch@gmx.de" xlink:type="simple">claudipusch@gmx.de</text:a></text:p>
          </table:table-cell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<text:a xlink:href="mailto:kirsten_anders@yahoo.de" xlink:type="simple">kirsten_anders@yahoo.de</text:a></text:p>
          </table:table-cell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Mollath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<text:a xlink:href="mailto:p.schraud@t-online.de" xlink:type="simple">p.schraud@t-online.de</text:a></text:p>
          </table:table-cell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Dzbeljevic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<text:a xlink:href="mailto:r@rajko.net" xlink:type="simple">r@rajko.net</text:a></text:p>
          </table:table-cell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Dürr</text:p>
          </table:table-cell>
          <table:table-cell office:value-type="string" calcext:value-type="string">
            <text:p>Celine</text:p>
          </table:table-cell>
          <table:table-cell office:value-type="string" calcext:value-type="string">
            <text:p><text:a xlink:href="mailto:maryduerr2007@hotmail.com" xlink:type="simple">maryduerr2007@hotmail.com</text:a></text:p>
          </table:table-cell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Reeuff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<text:a xlink:href="mailto:astrid@reuff-ffm.de" xlink:type="simple">astrid@reuff-ffm.de</text:a></text:p>
          </table:table-cell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Spiridaki</text:p>
          </table:table-cell>
          <table:table-cell office:value-type="string" calcext:value-type="string">
            <text:p>Eleftheria</text:p>
          </table:table-cell>
          <table:table-cell office:value-type="string" calcext:value-type="string">
            <text:p><text:a xlink:href="mailto:eleftheriaspiridaki@gmx.de" xlink:type="simple">eleftheriaspiridaki@gmx.de</text:a></text:p>
          </table:table-cell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Hamdaoui</text:p>
          </table:table-cell>
          <table:table-cell office:value-type="string" calcext:value-type="string">
            <text:p>Milouda</text:p>
          </table:table-cell>
          <table:table-cell office:value-type="string" calcext:value-type="string">
            <text:p><text:a xlink:href="mailto:milouda.mh@gmail.com" xlink:type="simple">milouda.mh@gmail.com</text:a></text:p>
          </table:table-cell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Gtancheva</text:p>
          </table:table-cell>
          <table:table-cell office:value-type="string" calcext:value-type="string">
            <text:p>Mila</text:p>
          </table:table-cell>
          <table:table-cell office:value-type="string" calcext:value-type="string">
            <text:p><text:a xlink:href="mailto:mila-gancheva@yahoo.de" xlink:type="simple">mila-gancheva@yahoo.de</text:a></text:p>
          </table:table-cell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Rossina</text:p>
          </table:table-cell>
          <table:table-cell office:value-type="string" calcext:value-type="string">
            <text:p>Staikova</text:p>
          </table:table-cell>
          <table:table-cell office:value-type="string" calcext:value-type="string">
            <text:p><text:a xlink:href="mailto:rsteikova@hotmail.com" xlink:type="simple">rsteikova@hotmail.com</text:a></text:p>
          </table:table-cell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<text:a xlink:href="mailto:joanna.fortuna22@gmail.com" xlink:type="simple">joanna.fortuna22@gmail.com</text:a></text:p>
          </table:table-cell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Siahpoush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<text:a xlink:href="mailto:emilsiahpoush@yahoo.de" xlink:type="simple">emilsiahpoush@yahoo.de</text:a></text:p>
          </table:table-cell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Völker</text:p>
          </table:table-cell>
          <table:table-cell office:value-type="string" calcext:value-type="string">
            <text:p>Vivien</text:p>
          </table:table-cell>
          <table:table-cell office:value-type="string" calcext:value-type="string">
            <text:p><text:a xlink:href="mailto:voelker-schulz@live.de" xlink:type="simple">voelker-schulz@live.de</text:a></text:p>
          </table:table-cell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Riemenschneider</text:p>
          </table:table-cell>
          <table:table-cell office:value-type="string" calcext:value-type="string">
            <text:p><text:a xlink:href="mailto:dri1972@arcor.de" xlink:type="simple">dri1972@arcor.de</text:a></text:p>
          </table:table-cell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Hirschhausen</text:p>
          </table:table-cell>
          <table:table-cell office:value-type="string" calcext:value-type="string">
            <text:p>Maila</text:p>
          </table:table-cell>
          <table:table-cell office:value-type="string" calcext:value-type="string">
            <text:p><text:a xlink:href="mailto:s.hirschhausen@gmx.de" xlink:type="simple">s.hirschhausen@gmx.de</text:a></text:p>
          </table:table-cell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Lenherr</text:p>
          </table:table-cell>
          <table:table-cell office:value-type="string" calcext:value-type="string">
            <text:p>Gudvun</text:p>
          </table:table-cell>
          <table:table-cell office:value-type="string" calcext:value-type="string">
            <text:p><text:a xlink:href="mailto:famlenherr@gmx.de" xlink:type="simple">famlenherr@gmx.de</text:a></text:p>
          </table:table-cell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Pahl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<text:a xlink:href="mailto:fampahl@outlook.com" xlink:type="simple">fampahl@outlook.com</text:a></text:p>
          </table:table-cell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Röse</text:p>
          </table:table-cell>
          <table:table-cell office:value-type="string" calcext:value-type="string">
            <text:p>Lennart</text:p>
          </table:table-cell>
          <table:table-cell office:value-type="string" calcext:value-type="string">
            <text:p><text:a xlink:href="mailto:lennart.roese@gmx.de" xlink:type="simple">lennart.roese@gmx.de</text:a></text:p>
          </table:table-cell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Rös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<text:a xlink:href="mailto:martinroese@gmx.de" xlink:type="simple">martinroese@gmx.de</text:a></text:p>
          </table:table-cell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Amna</text:p>
          </table:table-cell>
          <table:table-cell office:value-type="string" calcext:value-type="string">
            <text:p>Awad</text:p>
          </table:table-cell>
          <table:table-cell office:value-type="string" calcext:value-type="string">
            <text:p><text:a xlink:href="mailto:awad.monmon@yahoo.de" xlink:type="simple">awad.monmon@yahoo.de</text:a></text:p>
          </table:table-cell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Riham</text:p>
          </table:table-cell>
          <table:table-cell office:value-type="string" calcext:value-type="string">
            <text:p>Ramline</text:p>
          </table:table-cell>
          <table:table-cell office:value-type="string" calcext:value-type="string">
            <text:p><text:a xlink:href="mailto:aamira@arcor.de" xlink:type="simple">aamira@arcor.de</text:a></text:p>
          </table:table-cell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Demirdoven</text:p>
          </table:table-cell>
          <table:table-cell office:value-type="string" calcext:value-type="string">
            <text:p><text:a xlink:href="mailto:laurademir-doeven@gmx.de" xlink:type="simple">laurademir-doeven@gmx.de</text:a></text:p>
          </table:table-cell>
        </table:table-row>
        <table:table-row table:style-name="ro2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Ponland</text:p>
          </table:table-cell>
          <table:table-cell office:value-type="string" calcext:value-type="string">
            <text:p>Camuelle</text:p>
          </table:table-cell>
          <table:table-cell office:value-type="string" calcext:value-type="string">
            <text:p><text:a xlink:href="mailto:isabellmagni2@gmail.com" xlink:type="simple">isabellmagni2@gmail.com</text:a></text:p>
          </table:table-cell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Mönch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<text:a xlink:href="mailto:mamoench@arcor.de" xlink:type="simple">mamoench@arcor.de</text:a></text:p>
          </table:table-cell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Sinu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<text:a xlink:href="mailto:paul@sinur.de" xlink:type="simple">paul@sinur.de</text:a></text:p>
          </table:table-cell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Weinert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<text:a xlink:href="mailto:lutzweinert@web.de" xlink:type="simple">lutzweinert@web.de</text:a></text:p>
          </table:table-cell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Liebholz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<text:a xlink:href="mailto:anne-liebholz@web.de" xlink:type="simple">anne-liebholz@web.de</text:a></text:p>
          </table:table-cell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Cetin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<text:a xlink:href="mailto:heikeveli@web.de" xlink:type="simple">heikeveli@web.de</text:a></text:p>
          </table:table-cell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Kohn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<text:a xlink:href="mailto:kchnbe@yahoo.de" xlink:type="simple">kchnbe@yahoo.de</text:a></text:p>
          </table:table-cell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Benali</text:p>
          </table:table-cell>
          <table:table-cell office:value-type="string" calcext:value-type="string">
            <text:p>Simo</text:p>
          </table:table-cell>
          <table:table-cell office:value-type="string" calcext:value-type="string">
            <text:p><text:a xlink:href="mailto:Simo.benali@web.de" xlink:type="simple">Simo.benali@web.de</text:a></text:p>
          </table:table-cell>
        </table:table-row>
        <table:table-row table:style-name="ro2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Touzani</text:p>
          </table:table-cell>
          <table:table-cell office:value-type="string" calcext:value-type="string">
            <text:p>Salima</text:p>
          </table:table-cell>
          <table:table-cell office:value-type="string" calcext:value-type="string">
            <text:p><text:a xlink:href="mailto:tousani.salima@web.de" xlink:type="simple">tousani.salima@web.de</text:a></text:p>
          </table:table-cell>
        </table:table-row>
        <table:table-row table:style-name="ro2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Reich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<text:a xlink:href="mailto:marisa.reich@schott.com" xlink:type="simple">marisa.reich@schott.com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3:54:23.6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21S</meta:editing-duration>
    <meta:editing-cycles>3</meta:editing-cycles>
    <meta:generator>LibreOffice/5.0.5.2$Windows_x86 LibreOffice_project/55b006a02d247b5f7215fc6ea0fde844b30035b3</meta:generator>
    <dc:date>2017-01-15T14:21:45.285000000</dc:date>
    <meta:document-statistic meta:table-count="3" meta:cell-count="160" meta:object-count="0"/>
    <meta:user-defined meta:name="Info 1"/>
    <meta:user-defined meta:name="Info 2"/>
    <meta:user-defined meta:name="Info 3"/>
    <meta:user-defined meta:name="Info 4"/>
  </office:meta>
</office:document-meta>
</file>